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 office:value-type="float" office:value="8388" calcext:value-type="float">
            <text:p>8388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374.611882925" calcext:value-type="float">
            <text:p>374,611882925</text:p>
          </table:table-cell>
          <table:table-cell office:value-type="float" office:value="16.2865672112" calcext:value-type="float">
            <text:p>16,286567211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04024767802" calcext:value-type="float">
            <text:p>99,69</text:p>
          </table:table-cell>
          <table:table-cell table:style-name="ce3" table:formula="of:=([.F3]/12597)*100" office:value-type="float" office:value="0.309597523219814" calcext:value-type="float">
            <text:p>0,31</text:p>
          </table:table-cell>
          <table:table-cell office:value-type="float" office:value="8442" calcext:value-type="float">
            <text:p>8442</text:p>
          </table:table-cell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300.092959881" calcext:value-type="float">
            <text:p>300,092959881</text:p>
          </table:table-cell>
          <table:table-cell office:value-type="float" office:value="16.4835767746" calcext:value-type="float">
            <text:p>16,48357677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328" calcext:value-type="float">
            <text:p>8328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210.720129967" calcext:value-type="float">
            <text:p>210,720129967</text:p>
          </table:table-cell>
          <table:table-cell office:value-type="float" office:value="16.1463458538" calcext:value-type="float">
            <text:p>16,14634585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253" calcext:value-type="float">
            <text:p>8253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175.331950903" calcext:value-type="float">
            <text:p>175,331950903</text:p>
          </table:table-cell>
          <table:table-cell office:value-type="float" office:value="16.0121982098" calcext:value-type="float">
            <text:p>16,01219820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304" calcext:value-type="float">
            <text:p>8304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368.111372948" calcext:value-type="float">
            <text:p>368,111372948</text:p>
          </table:table-cell>
          <table:table-cell office:value-type="float" office:value="16.1176831722" calcext:value-type="float">
            <text:p>16,117683172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 office:value-type="float" office:value="8103" calcext:value-type="float">
            <text:p>8103</text:p>
          </table:table-cell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177.087301016" calcext:value-type="float">
            <text:p>177,087301016</text:p>
          </table:table-cell>
          <table:table-cell office:value-type="float" office:value="15.7806851864" calcext:value-type="float">
            <text:p>15,780685186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313" calcext:value-type="float">
            <text:p>8313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187.289542913" calcext:value-type="float">
            <text:p>187,289542913</text:p>
          </table:table-cell>
          <table:table-cell office:value-type="float" office:value="16.1770150661" calcext:value-type="float">
            <text:p>16,17701506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 office:value-type="float" office:value="8242" calcext:value-type="float">
            <text:p>8242</text:p>
          </table:table-cell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140.251494884" calcext:value-type="float">
            <text:p>140,251494884</text:p>
          </table:table-cell>
          <table:table-cell office:value-type="float" office:value="16.1295120716" calcext:value-type="float">
            <text:p>16,12951207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 office:value-type="float" office:value="8381" calcext:value-type="float">
            <text:p>8381</text:p>
          </table:table-cell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185.381016016" calcext:value-type="float">
            <text:p>185,381016016</text:p>
          </table:table-cell>
          <table:table-cell office:value-type="float" office:value="16.2991418839" calcext:value-type="float">
            <text:p>16,29914188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270.606281042" calcext:value-type="float">
            <text:p>270,606281042</text:p>
          </table:table-cell>
          <table:table-cell office:value-type="float" office:value="16.3299880028" calcext:value-type="float">
            <text:p>16,32998800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00825593395" calcext:value-type="float">
            <text:p>99,6800825593</text:p>
          </table:table-cell>
          <table:table-cell table:formula="of:=AVERAGE([.C2:.C11])" office:value-type="float" office:value="0.319917440660475" calcext:value-type="float">
            <text:p>0,3199174407</text:p>
          </table:table-cell>
          <table:table-cell table:formula="of:=SUM([.D2:.D11])/10" office:value-type="float" office:value="8315.4" calcext:value-type="float">
            <text:p>8315,4</text:p>
          </table:table-cell>
          <table:table-cell table:formula="of:=AVERAGE([.E2:.E11])" office:value-type="float" office:value="12556.7" calcext:value-type="float">
            <text:p>12556,7</text:p>
          </table:table-cell>
          <table:table-cell table:formula="of:=AVERAGE([.F2:.F11])" office:value-type="float" office:value="40.3" calcext:value-type="float">
            <text:p>40,3</text:p>
          </table:table-cell>
          <table:table-cell table:formula="of:=SUM([.G2:.G11])/10" office:value-type="float" office:value="238.9483932495" calcext:value-type="float">
            <text:p>238,9483932495</text:p>
          </table:table-cell>
          <table:table-cell table:formula="of:=SUM([.H2:.H11])/10" office:value-type="float" office:value="16.17627134324" calcext:value-type="float">
            <text:p>16,176271343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109549892832" calcext:value-type="float">
            <text:p>0,660109549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771" calcext:value-type="float">
            <text:p>577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92" calcext:value-type="float">
            <text:p>67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64" calcext:value-type="float">
            <text:p>586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94" calcext:value-type="float">
            <text:p>669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716" calcext:value-type="float">
            <text:p>671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1:.G21])" office:value-type="float" office:value="6738" calcext:value-type="float">
            <text:p>67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91" calcext:value-type="float">
            <text:p>679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644" calcext:value-type="float">
            <text:p>664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5" calcext:value-type="float">
            <text:p>67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73" calcext:value-type="float">
            <text:p>597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579" calcext:value-type="float">
            <text:p>65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97" calcext:value-type="float">
            <text:p>66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0" calcext:value-type="float">
            <text:p>579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7:.G27])" office:value-type="float" office:value="6765" calcext:value-type="float">
            <text:p>67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00825593395" calcext:value-type="float">
            <text:p>0,9968008256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3.1" calcext:value-type="float">
            <text:p>6713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9917440660475" calcext:value-type="float">
            <text:p>0,0031991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937098139" calcext:value-type="float">
            <text:p>0,99685193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40:03.3887529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1S</meta:editing-duration>
    <meta:editing-cycles>6</meta:editing-cycles>
    <meta:generator>LibreOffice/5.1.6.2$Linux_X86_64 LibreOffice_project/10m0$Build-2</meta:generator>
    <dc:date>2018-01-19T17:41:18.120101558</dc:date>
    <meta:document-statistic meta:table-count="1" meta:cell-count="177" meta:object-count="0"/>
  </office:meta>
</office:document-meta>
</file>